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3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1.5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4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7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3.295cm"/>
    </style:style>
    <style:style style:name="gr10" style:family="graphic" style:parent-style-name="standard">
      <style:graphic-properties draw:stroke="none" draw:fill="none" fo:min-height="0.6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1.766cm"/>
    </style:style>
    <style:style style:name="gr12" style:family="graphic" style:parent-style-name="standard">
      <style:graphic-properties draw:stroke="none" draw:fill="none" fo:min-height="0.523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3" style:family="text">
      <style:text-properties fo:font-family="'Times New Roman'" style:font-style-name="Regular" style:font-family-generic="roman" fo:font-size="13pt" style:font-family-asian="'Times New Roman'" style:font-style-name-asian="Regular" style:font-family-generic-asian="roman" style:font-size-asian="13pt" style:font-family-complex="'Times New Roman'" style:font-style-name-complex="Regular" style:font-family-generic-complex="roman" style:font-size-complex="13pt"/>
    </style:style>
    <style:style style:name="T4" style:family="text">
      <style:text-properties style:text-position="-33% 58%" fo:font-family="'Times New Roman'" style:font-style-name="Regular" style:font-family-generic="roman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style:style style:name="T5" style:family="text">
      <style:text-properties style:text-position="-33% 58%" fo:font-family="'Times New Roman'" style:font-style-name="Regular" style:font-family-generic="roman" fo:font-size="13pt" fo:font-style="normal" style:font-family-asian="'Times New Roman'" style:font-style-name-asian="Regular" style:font-family-generic-asian="roman" style:font-size-asian="13pt" style:font-style-asian="normal" style:font-family-complex="'Times New Roman'" style:font-style-name-complex="Regular" style:font-family-generic-complex="roman" style:font-size-complex="13pt" style:font-style-complex="normal"/>
    </style:style>
    <style:style style:name="T6" style:family="text">
      <style:text-properties style:text-position="-33% 58%" fo:font-family="'Times New Roman'" style:font-style-name="Regular" style:font-family-generic="roman" fo:font-size="13pt" style:font-family-asian="'Times New Roman'" style:font-style-name-asian="Regular" style:font-family-generic-asian="roman" style:font-size-asian="13pt" style:font-family-complex="'Times New Roman'" style:font-style-name-complex="Regular" style:font-family-generic-complex="roman" style:font-size-complex="13pt"/>
    </style:style>
    <style:style style:name="T7" style:family="text">
      <style:text-properties style:text-position="0% 100%" fo:font-family="'Times New Roman'" style:font-style-name="Italic" style:font-family-generic="roman" style:font-pitch="variable" fo:font-size="13pt" style:font-family-asian="'Times New Roman'" style:font-style-name-asian="Regular" style:font-family-generic-asian="roman" style:font-size-asian="13pt" style:font-family-complex="'Times New Roman'" style:font-style-name-complex="Regular" style:font-family-generic-complex="roman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9.789cm" svg:height="4.402cm" svg:x="5.767cm" svg:y="10.092cm" svg:viewBox="0 0 9790 4403" svg:d="M0 4403c293-447 598-940 1026-1160 391-201 643-587 1058-704 337-96 675-281 1025-208 353 74 675-151 993-290 370-161 568-588 826-1036 239-414 697-496 1026-788 338-300 700-199 1058-207 383-8 699 345 1025 581 341 246 716 495 893 953 170 439 468 796 562 1284l133 415 99 456 66 331">
          <text:p/>
        </draw:path>
        <draw:path draw:style-name="gr2" draw:text-style-name="P1" draw:layer="layout" svg:width="5.783cm" svg:height="3.234cm" svg:x="8.254cm" svg:y="11.05cm" svg:viewBox="0 0 5784 3235" svg:d="M0 2505c6422-6034 5765 730 5765 730">
          <text:p/>
        </draw:path>
        <draw:frame draw:style-name="gr3" draw:text-style-name="P2" draw:layer="layout" svg:width="1.873cm" svg:height="0.772cm" svg:x="5.737cm" svg:y="13.937cm">
          <draw:text-box>
            <text:p><text:span text:style-name="T1">L</text:span><text:span text:style-name="T2">(</text:span><text:span text:style-name="T3">Θ</text:span><text:span text:style-name="T2">)</text:span></text:p>
          </draw:text-box>
        </draw:frame>
        <draw:frame draw:style-name="gr4" draw:text-style-name="P2" draw:layer="layout" svg:width="2.013cm" svg:height="0.876cm" svg:x="7.338cm" svg:y="13.437cm">
          <draw:text-box>
            <text:p><text:span text:style-name="T1">lb</text:span><text:span text:style-name="T2">(</text:span><text:span text:style-name="T3">Θ|Θ</text:span><text:span text:style-name="T4">t</text:span><text:span text:style-name="T2">)</text:span></text:p>
          </draw:text-box>
        </draw:frame>
        <draw:line draw:style-name="gr5" draw:text-style-name="P1" draw:layer="layout" svg:x1="5.494cm" svg:y1="14.791cm" svg:x2="5.494cm" svg:y2="8.949cm">
          <text:p/>
        </draw:line>
        <draw:line draw:style-name="gr5" draw:text-style-name="P1" draw:layer="layout" svg:x1="5.494cm" svg:y1="14.791cm" svg:x2="16.035cm" svg:y2="14.791cm">
          <text:p/>
        </draw:line>
        <draw:line draw:style-name="gr6" draw:text-style-name="P1" draw:layer="layout" svg:x1="12.579cm" svg:y1="10.092cm" svg:x2="12.579cm" svg:y2="14.791cm">
          <text:p/>
        </draw:line>
        <draw:line draw:style-name="gr6" draw:text-style-name="P1" draw:layer="layout" svg:x1="12.86cm" svg:y1="10.092cm" svg:x2="5.494cm" svg:y2="10.092cm">
          <text:p/>
        </draw:line>
        <draw:line draw:style-name="gr6" draw:text-style-name="P1" draw:layer="layout" svg:x1="10.066cm" svg:y1="11.997cm" svg:x2="10.079cm" svg:y2="14.792cm">
          <text:p/>
        </draw:line>
        <draw:frame draw:style-name="gr7" draw:text-style-name="P2" draw:layer="layout" svg:width="0.908cm" svg:height="0.876cm" svg:x="9.939cm" svg:y="14.037cm">
          <draw:text-box>
            <text:p><text:span text:style-name="T3">Θ</text:span><text:span text:style-name="T4">t</text:span></text:p>
          </draw:text-box>
        </draw:frame>
        <draw:frame draw:style-name="gr8" draw:text-style-name="P2" draw:layer="layout" svg:width="1.225cm" svg:height="0.876cm" svg:x="12.439cm" svg:y="14.037cm">
          <draw:text-box>
            <text:p><text:span text:style-name="T3">Θ</text:span><text:span text:style-name="T4">t+</text:span><text:span text:style-name="T5">1</text:span></text:p>
          </draw:text-box>
        </draw:frame>
        <draw:line draw:style-name="gr6" draw:text-style-name="P1" draw:layer="layout" svg:x1="10.066cm" svg:y1="12.124cm" svg:x2="5.494cm" svg:y2="12.092cm">
          <text:p/>
        </draw:line>
        <draw:frame draw:style-name="gr9" draw:text-style-name="P2" draw:layer="layout" svg:width="3.795cm" svg:height="0.876cm" svg:x="5.338cm" svg:y="11.337cm">
          <draw:text-box>
            <text:p><text:span text:style-name="T1">L</text:span><text:span text:style-name="T2">(</text:span><text:span text:style-name="T3">Θ</text:span><text:span text:style-name="T4">t</text:span><text:span text:style-name="T2">)=</text:span><text:span text:style-name="T1">lb</text:span><text:span text:style-name="T2">(</text:span><text:span text:style-name="T3">Θ</text:span><text:span text:style-name="T4">t</text:span><text:span text:style-name="T3">|Θ</text:span><text:span text:style-name="T4">t</text:span><text:span text:style-name="T2">)</text:span></text:p>
          </draw:text-box>
        </draw:frame>
        <draw:line draw:style-name="gr6" draw:text-style-name="P1" draw:layer="layout" svg:x1="12.606cm" svg:y1="11.032cm" svg:x2="5.494cm" svg:y2="11.043cm">
          <text:p/>
        </draw:line>
        <draw:frame draw:style-name="gr10" draw:layer="layout" svg:width="2.424cm" svg:height="0.876cm" svg:x="5.356cm" svg:y="10.321cm">
          <draw:text-box>
            <text:p><text:span text:style-name="T1">lb</text:span><text:span text:style-name="T2">(</text:span><text:span text:style-name="T3">Θ</text:span><text:span text:style-name="T4">t</text:span><text:span text:style-name="T6">+1</text:span><text:span text:style-name="T7">|</text:span><text:span text:style-name="T3">Θ</text:span><text:span text:style-name="T4">t</text:span><text:span text:style-name="T2">)</text:span></text:p>
          </draw:text-box>
        </draw:frame>
        <draw:frame draw:style-name="gr11" draw:text-style-name="P2" draw:layer="layout" svg:width="2.266cm" svg:height="0.876cm" svg:x="5.339cm" svg:y="9.33cm">
          <draw:text-box>
            <text:p><text:span text:style-name="T1">L</text:span><text:span text:style-name="T2">(</text:span><text:span text:style-name="T3">Θ</text:span><text:span text:style-name="T4">t+</text:span><text:span text:style-name="T5">1</text:span><text:span text:style-name="T2">)</text:span></text:p>
          </draw:text-box>
        </draw:frame>
        <draw:frame draw:style-name="gr12" draw:layer="layout" svg:width="0.832cm" svg:height="0.773cm" svg:x="15.446cm" svg:y="14.763cm">
          <draw:text-box>
            <text:p><text:span text:style-name="T3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04T17:22:33.53</meta:creation-date>
    <dc:date>2020-09-08T22:45:30.87</dc:date>
    <dc:creator>Loc Nguyen</dc:creator>
    <meta:editing-duration>PT30M26S</meta:editing-duration>
    <meta:editing-cycles>21</meta:editing-cycles>
    <meta:generator>OpenOffice/4.1.2$Win32 OpenOffice.org_project/412m3$Build-9782</meta:generator>
    <meta:document-statistic meta:object-count="17"/>
  </office:meta>
</office:document-meta>
</file>